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fo:font-weight="bold"/>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fo:font-weight="bold"/>
    </style:style>
    <style:style style:name="T7" style:family="text">
      <style:text-properties style:text-underline-style="solid" style:text-underline-width="auto" style:text-underline-color="font-color" fo:font-weight="bold"/>
    </style:style>
    <style:style style:name="T8" style:family="text">
      <style:text-properties fo:color="#800000"/>
    </style:style>
    <style:style style:name="T9" style:family="text">
      <style:text-properties fo:color="#800000" fo:font-size="14pt" fo:font-weight="bold"/>
    </style:style>
    <style:style style:name="T10" style:family="text">
      <style:text-properties fo:color="#800000" fo:font-size="7pt"/>
    </style:style>
    <style:style style:name="T11" style:family="text">
      <style:text-properties fo:color="#000066" style:font-name="Comic Sans MS" fo:font-size="10.5pt" fo:font-weight="bold"/>
    </style:style>
    <style:style style:name="T12" style:family="text">
      <style:text-properties fo:color="#000080" style:font-name="Verdana1" fo:font-size="13.5pt" fo:font-weight="bold"/>
    </style:style>
    <style:style style:name="T13" style:family="text">
      <style:text-properties fo:color="#000080" style:font-name="Verdana1" fo:font-size="18pt" fo:font-weight="bold"/>
    </style:style>
    <style:style style:name="T14" style:family="text">
      <style:text-properties fo:color="#00008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Quick Beef Stroganoff</text:span><text:line-break/><text:line-break/><text:line-break/>1 lb. Ground beef<text:line-break/>½ cup chopped onions, opt.<text:line-break/>1 1/2 cups elbow macaroni, uncooked—whole wheat if possible<text:line-break/>Liquid mixture ( These ingredients need to come to a total of 4 cups):<text:line-break/><text:line-break/>½ cup plain yogurt or sour cream<text:line-break/>2 tsp. Worcestershire sauce <text:line-break/>1 8 oz. can tomato sauce <text:line-break/>Beef broth (or bouillon and water), filled up to the 4 cup mark <text:line-break/>1 T. Italian seasonings<text:line-break/>Salt, pepper, <text:line-break/><text:line-break/>Brown the ground beef in large cooking pot, adding onions if desired. Drain beef and return to pan. Layer uncooked elbow macaroni over beef. Pour liquid mixture over beef and macaroni. DO NOT STIR Bring to boil and cover. Turn down heat to low and simmer for 30 minutes. Add green beans or salad and bread for a complete meal. This goes together very quickly and tastes very go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5:26.05</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40" meta:character-count="775"/>
  </office:meta>
</office:document-meta>
</file>